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projects.htm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404 Error?</text:p>
          </table:table-cell>
          <table:table-cell table:style-name="ce18" office:value-type="string" calcext:value-type="string">
            <text:p>x</text:p>
            <text:p>(Only as Admin of Page)</text:p>
          </table:table-cell>
          <table:table-cell table:style-name="ce13" office:value-type="string" calcext:value-type="string">
            <text:p>https://developer.github.com/v3/repos/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admin-customFieldSettings-bundles-version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repos/releas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table:style-name="ce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style-name="ce13"/>
          <table:table-cell table:style-name="ce18" office:value-type="string" calcext:value-type="string">
            <text:p>x</text:p>
            <text:p>(only own account)</text:p>
          </table:table-cell>
          <table:table-cell table:style-name="ce13"/>
          <table:table-cell table:style-name="ce13" office:value-type="string" calcext:value-type="string">
            <text:p><text:a xlink:href="https://developer.github/" xlink:type="simple">https://developer.github</text:a>.com/v3/user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Issue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issues.html" xlink:type="simple">https://www.jetbrains.com/help/youtrack/standalone/resource-api-issue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x (LOCK)</text:p>
          </table:table-cell>
          <table:table-cell office:value-type="string" calcext:value-type="string">
            <text:p>https://developer.github.com/v3/issue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Note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com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developer.github.com/v3/issues/comments/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Attachment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resource-api-issues-issueID-attachments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Customfields" table:style-name="ta1">
        <table:table-column table:style-name="co1" table:number-columns-repeated="5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table:style-name="ce8" office:value-type="string" calcext:value-type="string">
            <text:p>x</text:p>
          </table:table-cell>
          <table:table-cell office:value-type="string" calcext:value-type="string">
            <text:p><text:a xlink:href="https://www.jetbrains.com/help/youtrack/standalone/resource-api-admin-projects-projectID-customFields.html" xlink:type="simple">https://www.jetbrains.com/help/youtrack/standalone/resource-api-admin-projects-projectID-customFields.html</text:a>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5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5"/>
        </table:table-row>
      </table:table>
      <table:table table:name="History" table:style-name="ta1"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www.jetbrains.com/help/youtrack/standalone/Get-Issue-History.html</text:p>
          </table:table-cell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api/soap/mantisconnect?wsdl</text:p>
          </table:table-cell>
        </table:table-row>
        <table:table-row table:style-name="ro2">
          <table:table-cell office:value-type="string" calcext:value-type="string">
            <text:p>BugZilla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<text:a xlink:href="https://bugzilla.readthedocs.io/en/latest/api/core/v1/bug.html#bug-history" xlink:type="simple">https://bugzilla.readthedocs.io/en/latest/api/core/v1/bug.html#bug-history</text:a></text:p>
          </table:table-cell>
        </table:table-row>
        <table:table-row table:style-name="ro2">
          <table:table-cell office:value-type="string" calcext:value-type="string">
            <text:p>Github</text:p>
          </table:table-cell>
          <table:table-cell table:style-name="ce8" office:value-type="string" calcext:value-type="string">
            <text:p>x</text:p>
          </table:table-cell>
          <table:table-cell office:value-type="string" calcext:value-type="string">
            <text:p>https://developer.github.com/v3/activity/events/#list-issue-events-for-a-repository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ithub</text:p>
          </table:table-cell>
          <table:table-cell table:style-name="ce10"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7:45:07.0448869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27T18:49:35.382301322</dc:date>
    <meta:editing-duration>PT7H38M20S</meta:editing-duration>
    <meta:editing-cycles>52</meta:editing-cycles>
    <meta:generator>LibreOffice/6.2.3.2$Linux_X86_64 LibreOffice_project/20$Build-2</meta:generator>
    <meta:document-statistic meta:table-count="8" meta:cell-count="302" meta:object-count="0"/>
  </office:meta>
</office:document-meta>
</file>